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77f" officeooo:paragraph-rsid="00014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SN 缺少 normalize层</text:p>
      <text:p text:style-name="P1"><text:s text:c="4"/>首先：从del中复制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07:35.155474544</meta:creation-date>
    <dc:date>2019-02-26T17:10:03.209512445</dc:date>
    <meta:editing-duration>PT2M28S</meta:editing-duration>
    <meta:editing-cycles>1</meta:editing-cycles>
    <meta:document-statistic meta:table-count="0" meta:image-count="0" meta:object-count="0" meta:page-count="1" meta:paragraph-count="2" meta:word-count="14" meta:character-count="34" meta:non-whitespace-character-count="27"/>
    <meta:generator>LibreOffice/5.1.6.2$Linux_X86_64 LibreOffice_project/10m0$Build-2</meta:generator>
  </office:meta>
</office:document-meta>
</file>